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7"/>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paragraph-properties fo:margin-top="0in" fo:margin-bottom="0in" style:contextual-spacing="false"/>
    </style:style>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paragraph-properties fo:margin-top="0in" fo:margin-bottom="0in" style:contextual-spacing="false"/>
    </style:style>
    <style:style style:name="P15" style:family="paragraph" style:parent-style-name="Text_20_body" style:list-style-name="L15">
      <style:paragraph-properties fo:margin-top="0in" fo:margin-bottom="0in" style:contextual-spacing="false"/>
    </style:style>
    <style:style style:name="P16" style:family="paragraph" style:parent-style-name="Text_20_body" style:list-style-name="L16">
      <style:paragraph-properties fo:margin-top="0in" fo:margin-bottom="0in" style:contextual-spacing="false"/>
    </style:style>
    <style:style style:name="P17" style:family="paragraph" style:parent-style-name="Text_20_body" style:list-style-name="L17">
      <style:paragraph-properties fo:margin-top="0in" fo:margin-bottom="0in" style:contextual-spacing="false"/>
    </style:style>
    <style:style style:name="P18" style:family="paragraph" style:parent-style-name="Text_20_body" style:list-style-name="L18">
      <style:paragraph-properties fo:margin-top="0in" fo:margin-bottom="0in" style:contextual-spacing="false"/>
    </style:style>
    <style:style style:name="P19" style:family="paragraph" style:parent-style-name="Text_20_body" style:list-style-name="L19">
      <style:paragraph-properties fo:margin-top="0in" fo:margin-bottom="0in" style:contextual-spacing="false"/>
    </style:style>
    <style:style style:name="P20" style:family="paragraph" style:parent-style-name="Text_20_body" style:list-style-name="L20">
      <style:paragraph-properties fo:margin-top="0in" fo:margin-bottom="0in" style:contextual-spacing="false"/>
    </style:style>
    <style:style style:name="P21" style:family="paragraph" style:parent-style-name="Text_20_body" style:list-style-name="L21">
      <style:paragraph-properties fo:margin-top="0in" fo:margin-bottom="0in" style:contextual-spacing="false"/>
    </style:style>
    <style:style style:name="P22" style:family="paragraph" style:parent-style-name="Text_20_body" style:list-style-name="L22">
      <style:paragraph-properties fo:margin-top="0in" fo:margin-bottom="0in" style:contextual-spacing="false"/>
    </style:style>
    <style:style style:name="P23" style:family="paragraph" style:parent-style-name="Text_20_body" style:list-style-name="L23"/>
    <style:style style:name="P24" style:family="paragraph" style:parent-style-name="Text_20_body" style:list-style-name="L24">
      <style:paragraph-properties fo:margin-top="0in" fo:margin-bottom="0in" style:contextual-spacing="false"/>
    </style:style>
    <style:style style:name="P25" style:family="paragraph" style:parent-style-name="Text_20_body" style:list-style-name="L25">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basic-vim-commands-for-sysadmins"/>Basic <text:span text:style-name="Source_5f_Text">vim</text:span> Commands for Sysadmins<text:bookmark-end text:name="basic-vim-commands-for-sysadmins"/></text:h>
      <text:h text:style-name="Heading_20_2" text:outline-level="2" text:is-list-header="true"><text:bookmark-start text:name="introduction"/>Introduction<text:bookmark-end text:name="introduction"/></text:h>
      <text:h text:style-name="Heading_20_3" text:outline-level="3"><text:bookmark-start text:name="understanding-vim-modes"/>Understanding Vim Modes<text:bookmark-end text:name="understanding-vim-modes"/></text:h>
      <text:p text:style-name="First_20_paragraph">Unlike many modern text editors you might be familiar with, Vim operates in different "modes." Think of it like a specialized tool with various settings, where each setting allows you to perform a specific type of action. You can't just start typing right away when you open Vim; you need to be in the correct mode for what you want to do.</text:p>
      <text:p text:style-name="Text_20_body">Here are the main modes we'll focus on:</text:p>
      <text:list xml:id="list2782682951" text:style-name="L7">
        <text:list-item>
          <text:p text:style-name="P7"><text:span text:style-name="T1">Normal Mode (or Command Mode)</text:span>: This is the default mode when you open Vim. In Normal Mode, your keyboard inputs are interpreted as commands to move the cursor, delete text, copy text, paste text, or switch to other modes. This is where Vim's power for quick, efficient text manipulation truly shines. It's like the "control panel" of Vim.</text:p>
        </text:list-item>
        <text:list-item>
          <text:p text:style-name="P7"><text:span text:style-name="T1">Insert Mode</text:span>: This is the mode you need to be in to actually type and insert text into your file, similar to how most other text editors work. You typically enter Insert Mode from Normal Mode using commands like <text:span text:style-name="Source_5f_Text">i</text:span> (insert at cursor) or <text:span text:style-name="Source_5f_Text">a</text:span> (append after cursor).</text:p>
        </text:list-item>
        <text:list-item>
          <text:p text:style-name="P7"><text:span text:style-name="T1">Visual Mode</text:span>: This mode allows you to select blocks of text, similar to highlighting text with a mouse in other editors. Once selected, you can perform operations like copying, deleting, or changing the selected text.</text:p>
        </text:list-item>
        <text:list-item>
          <text:p text:style-name="P7"><text:span text:style-name="T1">Command-line Mode (or Last-line Mode)</text:span>: You enter this mode by typing : (colon) from Normal Mode. This mode is used for entering special commands, such as saving files, quitting Vim, searching for text, or running external shell commands. The commands you type appear at the bottom of the Vim window.</text:p>
        </text:list-item>
      </text:list>
      <text:p text:style-name="P2">Why are modes crucial for sysadmins?</text:p>
      <text:p text:style-name="Text_20_body">Imagine you're quickly editing a server configuration file. Instead of constantly reaching for your mouse to select text or navigating with arrow keys, Vim's Normal Mode commands allow you to perform these actions with just a few keystrokes, keeping your hands on the keyboard and your workflow efficient. This speed and efficiency are invaluable when managing remote servers, especially over SSH where graphical interfaces might not be available or are slower.</text:p>
      <text:h text:style-name="Heading_20_2" text:outline-level="2"><text:bookmark-start text:name="navigating-files"/>Navigating Files<text:bookmark-end text:name="navigating-files"/></text:h>
      <text:h text:style-name="Heading_20_3" text:outline-level="3"><text:bookmark-start text:name="normal-mode"/>Normal Mode<text:bookmark-end text:name="normal-mode"/></text:h>
      <text:p text:style-name="First_20_paragraph">In <text:span text:style-name="T1">Normal Mode</text:span>, Vim offers incredibly efficient ways to move your cursor without using arrow keys (though arrow keys usually work too!). The traditional Vim movement keys are right there <text:soft-page-break/>on the home row, which is a fantastic advantage for speed:</text:p>
      <text:list xml:id="list505668241" text:style-name="L8">
        <text:list-item>
          <text:p text:style-name="P8"><text:span text:style-name="Source_5f_Text">h</text:span>: Move left (like your left hand on the keyboard)</text:p>
        </text:list-item>
        <text:list-item>
          <text:p text:style-name="P8"><text:span text:style-name="Source_5f_Text">j</text:span>: Move down (the 'j' key often has a small bump, helping you find it without looking, and it points downwards)</text:p>
        </text:list-item>
        <text:list-item>
          <text:p text:style-name="P8"><text:span text:style-name="Source_5f_Text">k</text:span>: Move up (just above 'j')</text:p>
        </text:list-item>
        <text:list-item>
          <text:p text:style-name="P8"><text:span text:style-name="Source_5f_Text">l</text:span>: Move right (like your right hand on the keyboard)</text:p>
        </text:list-item>
      </text:list>
      <text:p text:style-name="First_20_paragraph">Beyond single character movements, you can also move by words:</text:p>
      <text:list xml:id="list3261519274" text:style-name="L9">
        <text:list-item>
          <text:p text:style-name="P9"><text:span text:style-name="Source_5f_Text">w</text:span>: Move to the beginning of the next word</text:p>
        </text:list-item>
        <text:list-item>
          <text:p text:style-name="P9"><text:span text:style-name="Source_5f_Text">b</text:span>: Move to the beginning of the previous word</text:p>
        </text:list-item>
        <text:list-item>
          <text:p text:style-name="P9"><text:span text:style-name="Source_5f_Text">e</text:span>: Move to the end of the current word</text:p>
        </text:list-item>
      </text:list>
      <text:p text:style-name="First_20_paragraph">And for line-specific navigation:</text:p>
      <text:list xml:id="list3899143901" text:style-name="L10">
        <text:list-item>
          <text:p text:style-name="P10"><text:span text:style-name="Source_5f_Text">0</text:span> (zero) or <text:span text:style-name="Source_5f_Text">^</text:span>: Move to the beginning of the current line (the very first character). <text:span text:style-name="Source_5f_Text">^</text:span> specifically moves to the first non-blank character.</text:p>
        </text:list-item>
        <text:list-item>
          <text:p text:style-name="P10"><text:span text:style-name="Source_5f_Text">$</text:span>: Move to the end of the current line.</text:p>
        </text:list-item>
      </text:list>
      <text:p text:style-name="First_20_paragraph">Finally, for larger jumps:</text:p>
      <text:list xml:id="list1957461492" text:style-name="L11">
        <text:list-item>
          <text:p text:style-name="P11"><text:span text:style-name="Source_5f_Text">gg</text:span>: Move to the beginning of the file (the very first line).</text:p>
        </text:list-item>
        <text:list-item>
          <text:p text:style-name="P11"><text:span text:style-name="Source_5f_Text">G</text:span>: Move to the end of the file (the very last line).</text:p>
        </text:list-item>
      </text:list>
      <text:p text:style-name="First_20_paragraph">Imagine you're reviewing a <text:span text:style-name="Source_5f_Text">/etc/ssh/sshd_config</text:span> file. Instead of hitting the down arrow a hundred times, <text:span text:style-name="Source_5f_Text">G</text:span> gets you to the end instantly. If you realize you need to check the first few lines, <text:span text:style-name="Source_5f_Text">gg</text:span> takes you right back to the top.</text:p>
      <text:p text:style-name="Text_20_body">To help visualize this, imagine a simple text file:</text:p>
      <text:p text:style-name="Preformatted_20_Text">This is a sample configuration file.</text:p>
      <text:p text:style-name="Preformatted_20_Text">It has multiple lines of settings.</text:p>
      <text:p text:style-name="Preformatted_20_Text">We will practice moving around in this text.</text:p>
      <text:p text:style-name="First_20_paragraph">If your cursor is currently on the 's' in "sample" on the first line:</text:p>
      <text:list xml:id="list1378794616" text:style-name="L12">
        <text:list-item>
          <text:p text:style-name="P12">Typing <text:span text:style-name="Source_5f_Text">w</text:span> would move your cursor to the 'c' in "configuration".</text:p>
        </text:list-item>
        <text:list-item>
          <text:p text:style-name="P12">Typing <text:span text:style-name="Source_5f_Text">j</text:span> would move your cursor down to the 'I' in "It" on the second line.</text:p>
        </text:list-item>
        <text:list-item>
          <text:p text:style-name="P12">Typing <text:span text:style-name="Source_5f_Text">$</text:span> would move your cursor to the '.' at the end of the first line.</text:p>
        </text:list-item>
      </text:list>
      <text:h text:style-name="Heading_20_3" text:outline-level="3"><text:bookmark-start text:name="searching-within-a-file"/>Searching Within a File<text:bookmark-end text:name="searching-within-a-file"/></text:h>
      <text:p text:style-name="First_20_paragraph">Imagine you're troubleshooting an issue on a server and need to find all instances of a specific error message in a log file. Vim provides powerful search capabilities right from <text:span text:style-name="T1">Normal Mode</text:span>:</text:p>
      <text:list xml:id="list2512095857" text:style-name="L13">
        <text:list-item>
          <text:p text:style-name="P13"><text:span text:style-name="Source_5f_Text">/search_term</text:span>: To search forward through the file for <text:span text:style-name="Source_5f_Text">search_term</text:span>. After typing <text:span text:style-name="Source_5f_Text">/</text:span>, you'll see the cursor jump to the bottom of the screen where you can type your search pattern. Press <text:span text:style-name="Source_5f_Text">Enter</text:span> to initiate the search.</text:p>
        </text:list-item>
        <text:list-item>
          <text:p text:style-name="P13"><text:span text:style-name="Source_5f_Text">?search_term</text:span>: To search backward through the file for <text:span text:style-name="Source_5f_Text">search_term</text:span>.</text:p>
        </text:list-item>
      </text:list>
      <text:p text:style-name="First_20_paragraph">Once you've found an instance of your search term, you can quickly jump to the next or previous occurrences:</text:p>
      <text:list xml:id="list3854132835" text:style-name="L14">
        <text:list-item>
          <text:p text:style-name="P14"><text:span text:style-name="Source_5f_Text">n</text:span>: Move to the <text:span text:style-name="T1">next</text:span> occurrence of the search term (in the same direction as your initial <text:soft-page-break/>search).</text:p>
        </text:list-item>
        <text:list-item>
          <text:p text:style-name="P14"><text:span text:style-name="Source_5f_Text">N</text:span>: Move to the <text:span text:style-name="T1">previous</text:span> occurrence of the search term (in the opposite direction of your initial search).</text:p>
        </text:list-item>
      </text:list>
      <text:h text:style-name="Heading_20_3" text:outline-level="3"><text:bookmark-start text:name="jumping-to-specific-lines"/>Jumping to Specific Lines<text:bookmark-end text:name="jumping-to-specific-lines"/></text:h>
      <text:p text:style-name="First_20_paragraph">Sometimes you'll know exactly which line number you need to go to, perhaps from an error message that specifies a line.</text:p>
      <text:list xml:id="list3925404065" text:style-name="L15">
        <text:list-item>
          <text:p text:style-name="P15"><text:span text:style-name="Source_5f_Text">:[line_number]</text:span>: From Command-line Mode (remember, you enter this by typing <text:span text:style-name="Source_5f_Text">:</text:span> in Normal Mode), you can type a line number and press Enter to jump directly to that line. For example, <text:span text:style-name="Source_5f_Text">:50</text:span> will take you to line <text:span text:style-name="Source_5f_Text">50</text:span>.</text:p>
        </text:list-item>
        <text:list-item>
          <text:p text:style-name="P15"><text:span text:style-name="Source_5f_Text">:set nu</text:span> (or <text:span text:style-name="Source_5f_Text">:set number</text:span>): This command will display line numbers along the left side of your Vim window. This is temporary for your current Vim session, but it's invaluable for orientation and when dealing with error messages that reference line numbers. To turn them off, you can use <text:span text:style-name="Source_5f_Text">:set nonu</text:span>.</text:p>
        </text:list-item>
      </text:list>
      <text:p text:style-name="First_20_paragraph">These commands will help you quickly locate the exact content or line you need to modify or review.</text:p>
      <text:h text:style-name="Heading_20_2" text:outline-level="2"><text:bookmark-start text:name="basic-editing-operations"/>Basic Editing Operations<text:bookmark-end text:name="basic-editing-operations"/></text:h>
      <text:h text:style-name="Heading_20_3" text:outline-level="3"><text:bookmark-start text:name="insert-mode"/>Insert Mode<text:bookmark-end text:name="insert-mode"/></text:h>
      <text:p text:style-name="First_20_paragraph">This section is all about modifying text. We'll start with how to <text:span text:style-name="T1">insert text</text:span>, which means getting into <text:span text:style-name="T1">Insert Mode</text:span> from <text:span text:style-name="T1">Normal Mode</text:span>. Remember, you can't just type in Normal Mode – your keystrokes are commands!</text:p>
      <text:p text:style-name="Text_20_body">Here are the key commands to enter Insert Mode, each placing your cursor slightly differently, which can be a huge time-saver:</text:p>
      <text:list xml:id="list1445378728" text:style-name="L16">
        <text:list-item>
          <text:p text:style-name="P16"><text:span text:style-name="Source_5f_Text">i</text:span>: <text:span text:style-name="T1">Insert</text:span> text <text:span text:style-name="T1">at</text:span> the current cursor position. This is the most common way to switch to Insert Mode.</text:p>
        </text:list-item>
        <text:list-item>
          <text:p text:style-name="P16"><text:span text:style-name="Source_5f_Text">I</text:span>: Insert text at the <text:span text:style-name="T1">beginning of the current line</text:span>. No matter where your cursor is on the line, <text:span text:style-name="Source_5f_Text">I</text:span> will jump it to the first non-blank character and put you in Insert Mode.</text:p>
        </text:list-item>
        <text:list-item>
          <text:p text:style-name="P16"><text:span text:style-name="Source_5f_Text">a</text:span>: <text:span text:style-name="T1">Append</text:span> text <text:span text:style-name="T1">after</text:span> the current cursor position. If your cursor is on a character, typing <text:span text:style-name="Source_5f_Text">a</text:span> will move it one space to the right and then let you type.</text:p>
        </text:list-item>
        <text:list-item>
          <text:p text:style-name="P16"><text:span text:style-name="Source_5f_Text">A</text:span>: Append text at the <text:span text:style-name="T1">end of the current line</text:span>. This is very useful when you want to quickly add something to the end of a line without having to navigate there first.</text:p>
        </text:list-item>
        <text:list-item>
          <text:p text:style-name="P16"><text:span text:style-name="Source_5f_Text">o</text:span>: Open a <text:span text:style-name="T1">new line below</text:span> the current line and enter Insert Mode. Perfect for adding a new configuration directive on its own line.</text:p>
        </text:list-item>
        <text:list-item>
          <text:p text:style-name="P16"><text:span text:style-name="Source_5f_Text">O</text:span>: Open a <text:span text:style-name="T1">new line above</text:span> the current line and enter Insert Mode. Also great for adding a new line, but above your current position.</text:p>
        </text:list-item>
      </text:list>
      <text:p text:style-name="First_20_paragraph"><text:span text:style-name="T1">Important</text:span>: Once you're in Insert Mode and finished typing, always press the <text:span text:style-name="Source_5f_Text">Esc</text:span> key to return to <text:span text:style-name="T1">Normal Mode</text:span>. This is a fundamental habit you'll quickly develop.</text:p>
      <text:p text:style-name="Text_20_body"><text:soft-page-break/>Think of it like this: if you're writing a new entry in a log file, <text:span text:style-name="Source_5f_Text">o</text:span> would give you a fresh line to start typing. If you just need to add a small detail to the end of an existing configuration parameter, <text:span text:style-name="Source_5f_Text">A</text:span> is your friend.</text:p>
      <text:h text:style-name="Heading_20_3" text:outline-level="3"><text:bookmark-start text:name="deleting-text"/>Deleting Text<text:bookmark-end text:name="deleting-text"/></text:h>
      <text:p text:style-name="First_20_paragraph">All of these commands are executed from <text:span text:style-name="T1">Normal Mode</text:span>. If you're in <text:span text:style-name="T1">Insert Mode</text:span>, remember to press <text:span text:style-name="Source_5f_Text">Esc</text:span> to switch back to <text:span text:style-name="T1">Normal Mode</text:span> before attempting to delete.</text:p>
      <text:p text:style-name="Text_20_body">Here are the essential deletion commands:</text:p>
      <text:list xml:id="list1727140773" text:style-name="L17">
        <text:list-item>
          <text:p text:style-name="P17"><text:span text:style-name="Source_5f_Text">x</text:span>: Delete the single character under the cursor. Think of it like hitting the <text:span text:style-name="Source_5f_Text">Delete</text:span> key on a standard keyboard.</text:p>
        </text:list-item>
        <text:list-item>
          <text:p text:style-name="P17"><text:span text:style-name="Source_5f_Text">X</text:span>: Delete the single character before the cursor. Similar to hitting <text:span text:style-name="Source_5f_Text">Backspace</text:span>.</text:p>
        </text:list-item>
        <text:list-item>
          <text:p text:style-name="P17"><text:span text:style-name="Source_5f_Text">dw</text:span>: Delete from the current cursor position to the <text:span text:style-name="T1">beginning of the next word</text:span> (including the space after the word).</text:p>
        </text:list-item>
        <text:list-item>
          <text:p text:style-name="P17"><text:span text:style-name="Source_5f_Text">de</text:span>: Delete from the current cursor position to the <text:span text:style-name="T1">end of the current word</text:span>.</text:p>
        </text:list-item>
        <text:list-item>
          <text:p text:style-name="P17"><text:span text:style-name="Source_5f_Text">d$</text:span>: Delete from the current cursor position to the <text:span text:style-name="T1">end of the current line</text:span>.</text:p>
        </text:list-item>
        <text:list-item>
          <text:p text:style-name="P17"><text:span text:style-name="Source_5f_Text">dd</text:span>: Delete the <text:span text:style-name="T1">entire current line</text:span>. This is one of the most frequently used deletion commands in Vim for sysadmins!</text:p>
        </text:list-item>
      </text:list>
      <text:p text:style-name="First_20_paragraph"><text:span text:style-name="T1">Combining commands with numbers</text:span>: You can also prefix many commands with a number to repeat the action. For example:</text:p>
      <text:list xml:id="list3370221008" text:style-name="L18">
        <text:list-item>
          <text:p text:style-name="P18"><text:span text:style-name="Source_5f_Text">5x</text:span>: Delete 5 characters from the cursor.</text:p>
        </text:list-item>
        <text:list-item>
          <text:p text:style-name="P18"><text:span text:style-name="Source_5f_Text">3dd</text:span>: Delete 3 entire lines starting from the current line.</text:p>
        </text:list-item>
      </text:list>
      <text:p text:style-name="First_20_paragraph">Let's look at an example. Suppose you have this line in a configuration file:</text:p>
      <text:p text:style-name="Preformatted_20_Text"><text:span text:style-name="CommentTok"># This is an old configuration entry.</text:span> </text:p>
      <text:list xml:id="list2867879133" text:style-name="L19">
        <text:list-item>
          <text:p text:style-name="P19">If your cursor is on the <text:span text:style-name="Source_5f_Text">#</text:span> and you type <text:span text:style-name="Source_5f_Text">dw</text:span>, it will delete <text:span text:style-name="Source_5f_Text"># This</text:span>.</text:p>
        </text:list-item>
        <text:list-item>
          <text:p text:style-name="P19">If your cursor is on the 'o' in "old" and you type <text:span text:style-name="Source_5f_Text">de</text:span>, it will delete "old".</text:p>
        </text:list-item>
        <text:list-item>
          <text:p text:style-name="P19">If your cursor is anywhere on that line and you type <text:span text:style-name="Source_5f_Text">dd</text:span>, the entire line will be removed.</text:p>
        </text:list-item>
      </text:list>
      <text:p text:style-name="First_20_paragraph">These deletion commands are very powerful for quickly tidying up or modifying configuration files.</text:p>
      <text:h text:style-name="Heading_20_3" text:outline-level="3"><text:bookmark-start text:name="copy-and-paste"/>Copy and Paste<text:bookmark-end text:name="copy-and-paste"/></text:h>
      <text:p text:style-name="First_20_paragraph">Just like deletion, these commands are executed from <text:span text:style-name="T1">Normal Mode</text:span>.</text:p>
      <text:list xml:id="list546429600" text:style-name="L20">
        <text:list-item>
          <text:p text:style-name="P20"><text:span text:style-name="Source_5f_Text">yy</text:span>: <text:span text:style-name="T1">Yank</text:span> (copy) the <text:span text:style-name="T1">entire current line</text:span>. This is one of the most common copy commands.</text:p>
        </text:list-item>
        <text:list-item>
          <text:p text:style-name="P20"><text:span text:style-name="Source_5f_Text">p</text:span>: <text:span text:style-name="T1">Put</text:span> (paste) the yanked (copied) text <text:span text:style-name="T1">after</text:span> the cursor or <text:span text:style-name="T1">on the line below</text:span> the current line if you copied full lines.</text:p>
        </text:list-item>
        <text:list-item>
          <text:p text:style-name="P20"><text:span text:style-name="Source_5f_Text">P</text:span>: <text:span text:style-name="T1">Put</text:span> (paste) the yanked (copied) text <text:span text:style-name="T1">before</text:span> the cursor or <text:span text:style-name="T1">on the line above</text:span> the current line if you copied full lines.</text:p>
        </text:list-item>
      </text:list>
      <text:p text:style-name="First_20_paragraph">You can also combine <text:span text:style-name="Source_5f_Text">y</text:span> with movement commands, similar to <text:span text:style-name="Source_5f_Text">d</text:span> for delete:</text:p>
      <text:list xml:id="list1503623030" text:style-name="L21">
        <text:list-item>
          <text:p text:style-name="P21"><text:soft-page-break/><text:span text:style-name="Source_5f_Text">yw</text:span>: <text:span text:style-name="T1">Yank</text:span> from the current cursor position to the <text:span text:style-name="T1">beginning of the next word</text:span>.</text:p>
        </text:list-item>
        <text:list-item>
          <text:p text:style-name="P21"><text:span text:style-name="Source_5f_Text">y$</text:span>: <text:span text:style-name="T1">Yank</text:span> from the current cursor position to the <text:span text:style-name="T1">end of the current line</text:span>.</text:p>
        </text:list-item>
      </text:list>
      <text:p text:style-name="First_20_paragraph">And, of course, you can prefix with a number to yank multiple lines:</text:p>
      <text:list xml:id="list2278184758" text:style-name="L22">
        <text:list-item>
          <text:p text:style-name="P22"><text:span text:style-name="Source_5f_Text">5yy</text:span>: Yank (copy) 5 lines, starting from the current line.</text:p>
        </text:list-item>
      </text:list>
      <text:p text:style-name="First_20_paragraph">Let's imagine you have a block of configuration settings that you want to duplicate or move to another part of your file.</text:p>
      <text:p text:style-name="Text_20_body">Original text:</text:p>
      <text:p text:style-name="Preformatted_20_Text"><text:span text:style-name="CommentTok"># Server settings</text:span> </text:p>
      <text:p text:style-name="Preformatted_20_Text"><text:span text:style-name="ExtensionTok">Port</text:span><text:span text:style-name="NormalTok"> 22</text:span> </text:p>
      <text:p text:style-name="Preformatted_20_Text"><text:span text:style-name="ExtensionTok">ListenAddress</text:span><text:span text:style-name="NormalTok"> 0.0.0.0</text:span> </text:p>
      <text:p text:style-name="First_20_paragraph">If your cursor is on <text:span text:style-name="Source_5f_Text">Port 22</text:span> and you type <text:span text:style-name="Source_5f_Text">yy</text:span>, that line is copied. Then, if you move your cursor to a new location and type <text:span text:style-name="Source_5f_Text">p</text:span>, the line <text:span text:style-name="Source_5f_Text">Port 22</text:span> will be pasted below the line where your cursor currently is. If you type <text:span text:style-name="Source_5f_Text">P</text:span>, it will be pasted above.</text:p>
      <text:p text:style-name="Text_20_body">For sysadmins, this is invaluable when you're setting up similar configurations for multiple services or user accounts, or when you need to quickly comment out a line by duplicating it and then modifying one of the copies.</text:p>
      <text:h text:style-name="Heading_20_3" text:outline-level="3"><text:bookmark-start text:name="undo-and-redo"/>Undo and Redo<text:bookmark-end text:name="undo-and-redo"/></text:h>
      <text:p text:style-name="First_20_paragraph">Mistakes happen, especially when you're learning a new editor! Fortunately, Vim has robust undo and redo capabilities, allowing you to easily revert changes or reapply them. These commands are executed from <text:span text:style-name="T1">Normal Mode</text:span>.</text:p>
      <text:list xml:id="list1346079585" text:style-name="L23">
        <text:list-item>
          <text:p text:style-name="P23"><text:span text:style-name="Source_5f_Text">u</text:span>: <text:span text:style-name="T1">Undo</text:span> the last change. This is your "oops" button. If you accidentally delete a line or make a change you regret, simply type <text:span text:style-name="Source_5f_Text">u</text:span>, and Vim will revert it. Vim keeps a history of your changes, so you can press <text:span text:style-name="Source_5f_Text">u</text:span> multiple times to undo several previous actions.</text:p>
        </text:list-item>
        <text:list-item>
          <text:p text:style-name="P23"><text:span text:style-name="Source_5f_Text">Ctrl-r</text:span>: <text:span text:style-name="T1">Redo</text:span> a previously undone change. If you undo something and then realize you actually wanted it back, <text:span text:style-name="Source_5f_Text">Ctrl-r</text:span> (hold <text:span text:style-name="Source_5f_Text">Ctrl</text:span> and press <text:span text:style-name="Source_5f_Text">r</text:span>) will reapply it. Think of it as the "oops, never mind" button after pressing "oops."</text:p>
        </text:list-item>
      </text:list>
      <text:p text:style-name="First_20_paragraph">These two commands are fundamental for any text editing, but particularly when you're making critical changes to system configuration files. It gives you a safety net to experiment or correct errors without fear of irreversible damage.</text:p>
      <text:p text:style-name="Text_20_body">For example, if you typed <text:span text:style-name="Source_5f_Text">dd</text:span> and deleted a line, a quick <text:span text:style-name="Source_5f_Text">u</text:span> brings it right back. If you then decide you did want it deleted, <text:span text:style-name="Source_5f_Text">Ctrl-r</text:span> will remove it again.</text:p>
      <text:h text:style-name="Heading_20_2" text:outline-level="2"><text:bookmark-start text:name="saving-and-exiting-vim"/>Saving and Exiting Vim<text:bookmark-end text:name="saving-and-exiting-vim"/></text:h>
      <text:p text:style-name="First_20_paragraph">All these commands are entered from <text:span text:style-name="T1">Normal Mode</text:span> by first typing a colon (<text:span text:style-name="Source_5f_Text">:</text:span>) which brings you into Command-line Mode at the bottom of the screen.</text:p>
      <text:p text:style-name="Text_20_body"><text:soft-page-break/>Here are the essential commands:</text:p>
      <text:list xml:id="list2828243106" text:style-name="L24">
        <text:list-item>
          <text:p text:style-name="P24"><text:span text:style-name="Source_5f_Text">:w</text:span> (write): This command saves the changes you've made to the file, but keeps you in Vim. You'll often use this if you want to save periodically while still working.</text:p>
        </text:list-item>
        <text:list-item>
          <text:p text:style-name="P24"><text:span text:style-name="Source_5f_Text">:q</text:span> (quit): This command exits Vim. However, it will only work if you haven't made any unsaved changes. If you have unsaved changes, Vim will warn you.</text:p>
        </text:list-item>
        <text:list-item>
          <text:p text:style-name="P24"><text:span text:style-name="Source_5f_Text">:wq</text:span> (write and quit): This is a very common command that saves your changes and then exits Vim. It's a shorthand for <text:span text:style-name="Source_5f_Text">:w</text:span> followed by <text:span text:style-name="Source_5f_Text">:q</text:span>.</text:p>
        </text:list-item>
        <text:list-item>
          <text:p text:style-name="P24"><text:span text:style-name="Source_5f_Text">:x</text:span>: This command is similar to <text:span text:style-name="Source_5f_Text">:wq</text:span>. It saves the file only if changes have been made, and then exits Vim. It's slightly more "intelligent" than <text:span text:style-name="Source_5f_Text">:wq</text:span> in that it won't touch the file's modification timestamp if no changes were actually made. For daily use, <text:span text:style-name="Source_5f_Text">:wq</text:span> and <text:span text:style-name="Source_5f_Text">:x</text:span> are largely interchangeable for saving and quitting.</text:p>
        </text:list-item>
        <text:list-item>
          <text:p text:style-name="P24"><text:span text:style-name="Source_5f_Text">:q!</text:span> (quit forcefully): This command exits Vim without saving any changes. The <text:span text:style-name="Source_5f_Text">!</text:span> means "force." Use this when you've made a mess and just want to abandon all changes and revert to the last saved version of the file. Be careful with this one, as any unsaved work will be lost!</text:p>
        </text:list-item>
      </text:list>
      <text:p text:style-name="First_20_paragraph"><text:span text:style-name="T1">A word of caution for sysadmins</text:span>: When editing critical system files (like <text:span text:style-name="Source_5f_Text">/etc/fstab</text:span> or <text:span text:style-name="Source_5f_Text">/etc/network/interfaces</text:span>), always double-check your changes before saving. And never use :q! unless you are absolutely sure you want to discard everything!</text:p>
      <text:h text:style-name="Heading_20_2" text:outline-level="2"><text:bookmark-start text:name="practical-tips"/>Practical Tips<text:bookmark-end text:name="practical-tips"/></text:h>
      <text:h text:style-name="Heading_20_3" text:outline-level="3"><text:bookmark-start text:name="command-line-mode"/>Command-line Mode<text:bookmark-end text:name="command-line-mode"/></text:h>
      <text:p text:style-name="First_20_paragraph">Sometimes, while you're in Vim editing a file, you might need to quickly execute a shell command without actually quitting Vim. This is where the <text:span text:style-name="Source_5f_Text">!</text:span> command in Command-line Mode comes in handy.</text:p>
      <text:list xml:id="list1906688838" text:style-name="L25">
        <text:list-item>
          <text:p text:style-name="P25"><text:span text:style-name="Source_5f_Text">:!command</text:span>: This allows you to execute an external shell <text:span text:style-name="Source_5f_Text">command</text:span> from within Vim. The output of the command will be displayed in your terminal, and then you'll be returned to your Vim session.</text:p>
        </text:list-item>
      </text:list>
      <text:p text:style-name="First_20_paragraph">For example, if you're editing a configuration file and want to quickly check the status of a service without leaving Vim, you could type:</text:p>
      <text:p text:style-name="Preformatted_20_Text">:!systemctl status sshd</text:p>
      <text:p text:style-name="First_20_paragraph">Or, if you just saved a change and want to immediately apply it by restarting a service:</text:p>
      <text:p text:style-name="Preformatted_20_Text">:!sudo systemctl restart nginx</text:p>
      <text:p text:style-name="First_20_paragraph">This command is incredibly powerful because it lets you interact with the underlying system while staying focused on your editing task. It prevents the need to constantly exit Vim, run a command, and then re-open Vi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4:25Z</meta:creation-date>
    <dc:date>2025-06-10T11:49:46.370240827</dc:date>
    <meta:editing-duration>PT42S</meta:editing-duration>
    <meta:editing-cycles>1</meta:editing-cycles>
    <meta:document-statistic meta:table-count="0" meta:image-count="0" meta:object-count="0" meta:page-count="6" meta:paragraph-count="121" meta:word-count="2412" meta:character-count="13322" meta:non-whitespace-character-count="11080"/>
  </office:meta>
</office:document-meta>
</file>